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870" officeooo:paragraph-rsid="000a4870"/>
    </style:style>
    <style:style style:name="P2" style:family="paragraph" style:parent-style-name="Standard">
      <style:text-properties officeooo:rsid="000ad6e1" officeooo:paragraph-rsid="000ad6e1"/>
    </style:style>
    <style:style style:name="P3" style:family="paragraph" style:parent-style-name="Standard">
      <style:text-properties officeooo:rsid="000c3509" officeooo:paragraph-rsid="000c3509"/>
    </style:style>
    <style:style style:name="P4" style:family="paragraph" style:parent-style-name="Standard">
      <style:text-properties officeooo:rsid="000c3509" officeooo:paragraph-rsid="001be1a0"/>
    </style:style>
    <style:style style:name="P5" style:family="paragraph" style:parent-style-name="Standard">
      <style:text-properties officeooo:rsid="000c3509" officeooo:paragraph-rsid="001f47af"/>
    </style:style>
    <style:style style:name="P6" style:family="paragraph" style:parent-style-name="Standard">
      <style:text-properties officeooo:paragraph-rsid="001f47af"/>
    </style:style>
    <style:style style:name="T1" style:family="text">
      <style:text-properties officeooo:rsid="001f4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age List</text:span></text:p>
      <text:p text:style-name="P5"/>
      <text:p text:style-name="P6"><text:span text:style-name="T1">Home Page (1)<text:line-break/>Room v-1<text:line-break/>Room v-2<text:line-break/>Room v-3<text:line-break/>Room Details<text:line-break/>Restaurant v-2<text:line-break/>Service<text:line-break/>Team<text:line-break/>Team Details<text:line-break/>F</text:span>acilitates <text:line-break/><text:span text:style-name="T1">Pricing<text:line-break/>Coming Soon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2:43:06.413000000</meta:creation-date>
    <dc:date>2023-06-30T19:53:41.306000000</dc:date>
    <meta:editing-duration>PT16H7S</meta:editing-duration>
    <meta:editing-cycles>1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23" meta:character-count="138" meta:non-whitespace-character-count="114"/>
  </office:meta>
</office:document-meta>
</file>